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Consolas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Consolas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text-position="sub 58%" style:font-name="Consolas" fo:font-size="13pt" style:font-size-asian="13pt" style:font-size-complex="13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rian Moody</text:p>
      <text:p text:style-name="P7">CISP 430</text:p>
      <text:p text:style-name="P7">5/20/2013<text:line-break/></text:p>
      <text:p text:style-name="P8">Assignment 4</text:p>
      <text:p text:style-name="P1"/>
      <text:p text:style-name="P5">Design</text:p>
      <text:p text:style-name="P5"/>
      <text:p text:style-name="P6">Classes:</text:p>
      <text:p text:style-name="P3"/>
      <text:p text:style-name="P4">class BinarySearchTree&lt;T&gt;</text:p>
      <text:p text:style-name="P4"><text:tab/>(-) Node&lt;T&gt; root</text:p>
      <text:p text:style-name="P4"><text:tab/>(-) int size</text:p>
      <text:p text:style-name="P4"><text:tab/>(-) int depth</text:p>
      <text:p text:style-name="P4"><text:tab/></text:p>
      <text:p text:style-name="P4"><text:tab/>(+) BinarySearchTree()</text:p>
      <text:p text:style-name="P4"><text:tab/>(+) BinarySearchTree(T t)</text:p>
      <text:p text:style-name="P4"><text:tab/>(+) BinarySearchTree(Node&lt;T&gt; node)</text:p>
      <text:p text:style-name="P4"><text:tab/>(+) BinarySearchTree(BinarySearchTree&lt;T&gt; bst)</text:p>
      <text:p text:style-name="P4"><text:tab/></text:p>
      <text:p text:style-name="P4"><text:tab/>(+) Node&lt;T&gt; getRoot()</text:p>
      <text:p text:style-name="P4"><text:tab/>(+) int size()</text:p>
      <text:p text:style-name="P4"><text:tab/>(+) int depth()</text:p>
      <text:p text:style-name="P4"><text:tab/></text:p>
      <text:p text:style-name="P4"><text:tab/>(+) void add(T t)</text:p>
      <text:p text:style-name="P4"><text:tab/>(+) void add(Node&lt;T&gt; node)</text:p>
      <text:p text:style-name="P4"><text:tab/><text:tab/>(-) int add(Node&lt;T&gt; current, Node&lt;T&gt; node, int depth) // Returns depth new leaf was added at</text:p>
      <text:p text:style-name="P4"><text:tab/></text:p>
      <text:p text:style-name="P4"><text:tab/>(+) void remove(T t)</text:p>
      <text:p text:style-name="P4"><text:tab/><text:tab/>(-) void remove(Node&lt;T&gt; parent, Node&lt;T&gt; current, T t)</text:p>
      <text:p text:style-name="P4"><text:tab/><text:tab/>(-) Node&lt;T&gt; fetchPredecessor(Node&lt;T&gt; current)</text:p>
      <text:p text:style-name="P4"><text:tab/><text:tab/>(-) Node&lt;T&gt; fetchSuccessor(Node&lt;T&gt; current)</text:p>
      <text:p text:style-name="P4"><text:tab/><text:tab/></text:p>
      <text:p text:style-name="P4"><text:tab/>(+) boolean contains(T t)</text:p>
      <text:p text:style-name="P4"><text:tab/><text:tab/>(-) boolean contains(Node&lt;T&gt; current, T t)</text:p>
      <text:p text:style-name="P4"><text:tab/><text:tab/></text:p>
      <text:p text:style-name="P4"><text:tab/>(+) Iterator&lt;T&gt; iterator()</text:p>
      <text:p text:style-name="P4"><text:tab/>(+) BidirectionalIterator&lt;T&gt; bidirectionalIterator()</text:p>
      <text:p text:style-name="P4"><text:tab/>(+) BidirectionalIterator&lt;T&gt; bidirectionalIterator(int start)</text:p>
      <text:p text:style-name="P4"><text:tab/><text:tab/>(-) int generateList(Node&lt;T&gt; current, T[] list, int index)</text:p>
      <text:p text:style-name="P4"/>
      <text:p text:style-name="P4">BinarySearchTree&lt;T&gt; --- 1:1 (Includes) --- Node&lt;T&gt;</text:p>
      <text:p text:style-name="P4"/>
      <text:p text:style-name="P4">class Node&lt;T&gt;</text:p>
      <text:p text:style-name="P4"><text:tab/>(-) T t</text:p>
      <text:p text:style-name="P4"><text:tab/>(-) Node&lt;T&gt; left</text:p>
      <text:p text:style-name="P4"><text:tab/>(-) Node&lt;T&gt; right</text:p>
      <text:p text:style-name="P4"><text:tab/></text:p>
      <text:p text:style-name="P4"><text:tab/>(+) Node&lt;T&gt;()</text:p>
      <text:p text:style-name="P4"><text:tab/>(+) Node&lt;T&gt;(T t)</text:p>
      <text:p text:style-name="P4"><text:tab/>(+) Node&lt;T&gt;(Node&lt;T&gt; node)</text:p>
      <text:p text:style-name="P4"><text:tab/></text:p>
      <text:p text:style-name="P4"><text:tab/>(+) T getData()</text:p>
      <text:p text:style-name="P4"><text:tab/>(+) void setData(T t)</text:p>
      <text:p text:style-name="P4"><text:tab/>(+) Node&lt;T&gt; getLeft()</text:p>
      <text:p text:style-name="P4"><text:tab/>(+) void setLeft(Node&lt;T&gt; left)</text:p>
      <text:p text:style-name="P4"><text:tab/>(+) Node&lt;T&gt; getRight()</text:p>
      <text:p text:style-name="P4"><text:tab/>(+) void setRight(Node&lt;T&gt; right)</text:p>
      <text:p text:style-name="P4"/>
      <text:p text:style-name="P4">Interface Iterator&lt;T&gt;</text:p>
      <text:p text:style-name="P4"><text:tab/>(+) boolean hasNext()</text:p>
      <text:p text:style-name="P4"><text:tab/>(+) T next()</text:p>
      <text:p text:style-name="P4"><text:tab/>(+) void nextIndex()</text:p>
      <text:p text:style-name="P4"><text:tab/>(+) void remove()</text:p>
      <text:p text:style-name="P4"/>
      <text:p text:style-name="P4"/>
      <text:p text:style-name="P4"/>
      <text:p text:style-name="P4"/>
      <text:p text:style-name="P4"/>
      <text:p text:style-name="P4"><text:soft-page-break/>Interface BidirectionalIterator&lt;T&gt; extends Iterator&lt;T&gt;</text:p>
      <text:p text:style-name="P4"><text:tab/>(+) static final int START_AT_FRONT = 0</text:p>
      <text:p text:style-name="P4"><text:tab/>(+) static final int START_AT_END = 1</text:p>
      <text:p text:style-name="P4"/>
      <text:p text:style-name="P4"><text:tab/>(+) boolean hasPrev()</text:p>
      <text:p text:style-name="P4"><text:tab/>(+) T prev()</text:p>
      <text:p text:style-name="P4"><text:tab/>(+) void prevIndex</text:p>
      <text:p text:style-name="P4"/>
      <text:p text:style-name="P4">BidirectionalIterator&lt;T&gt; --- 1:1 (Inherits) --- Iterator&lt;T&gt;</text:p>
      <text:p text:style-name="P4"/>
      <text:p text:style-name="P4">class BinarySearchTreeIterator&lt;T&gt; implements Iterator&lt;T&gt;</text:p>
      <text:p text:style-name="P4"><text:tab/>(-) BinarySearchTree&lt;T&gt; bst</text:p>
      <text:p text:style-name="P4"><text:tab/>(-) LinkedList&lt;T&gt; list</text:p>
      <text:p text:style-name="P4"><text:tab/>(-) int index</text:p>
      <text:p text:style-name="P4"/>
      <text:p text:style-name="P4"><text:tab/>(+) BinarySearchTreeIterator(BinarySearchTree&lt;T&gt; bst, LinkedList&lt;T&gt; list)</text:p>
      <text:p text:style-name="P4"><text:tab/>(+) boolean hasNext()</text:p>
      <text:p text:style-name="P4"><text:tab/>(+) T next() throws NoSuchElementException</text:p>
      <text:p text:style-name="P4"><text:tab/>(+) void nextIndex() throws IndexOutOfBoundsException</text:p>
      <text:p text:style-name="P4"><text:tab/>(+) void remove() throws IndexOutOfBoundsException</text:p>
      <text:p text:style-name="P4"/>
      <text:p text:style-name="P4">BinarySearchTreeIterator&lt;T&gt; --- 1:1 (Includes) --- BinarySearchTree&lt;T&gt;</text:p>
      <text:p text:style-name="P4"/>
      <text:p text:style-name="P4">class BinarySearchTreeBidirectionalIterator&lt;T&gt; extends BinarySearchTreeIterator&lt;T&gt; implements BidirectionalIterator&lt;T&gt;</text:p>
      <text:p text:style-name="P4"><text:tab/>(+) BinarySearchTreeBidirectionalIterator(BinarySearchTree&lt;T&gt; bst, LinkedList&lt;T&gt; list, int start)</text:p>
      <text:p text:style-name="P4"><text:tab/>(+) boolean hasPrev()</text:p>
      <text:p text:style-name="P4"><text:tab/>(+) T prev() throws NoSuchElementException</text:p>
      <text:p text:style-name="P4"><text:tab/>(+) void prevIndex()</text:p>
      <text:p text:style-name="P4"/>
      <text:p text:style-name="P4">BinarySearchTreeBidirectionalIterator&lt;T&gt; --- 1:1 (Inherits) --- BinarySearchTreeIterator&lt;T&gt;</text:p>
      <text:p text:style-name="P4">BinarySearchTreeBidrectionalIterator&lt;T&gt; --- 1:1 (Implements) --- BidirectionalIterator&lt;T&gt;</text:p>
      <text:p text:style-name="P4"/>
      <text:p text:style-name="P4">class RenderBST</text:p>
      <text:p text:style-name="P4"><text:tab/>(+) const static int CANVAS_HEIGHT = 1000</text:p>
      <text:p text:style-name="P4"><text:tab/>(+) const static int CANVAS_WIDTH = 1800</text:p>
      <text:p text:style-name="P4"><text:tab/>(+) const static double SPACE_RATIO = .80F</text:p>
      <text:p text:style-name="P4"><text:tab/>(+) const static int TEXT_OFFSET_X = -15</text:p>
      <text:p text:style-name="P4"><text:tab/>(+) const static int TEXT_OFFSET_Y = -15</text:p>
      <text:p text:style-name="P4"/>
      <text:p text:style-name="P4"><text:tab/>(-) Display display</text:p>
      <text:p text:style-name="P4"><text:tab/>(-) Shell shell</text:p>
      <text:p text:style-name="P4"><text:tab/>(-) Canvas canvas</text:p>
      <text:p text:style-name="P4"><text:tab/>(-) BinarySearchTree&lt;T&gt; bst</text:p>
      <text:p text:style-name="P4"><text:tab/>(-) int nodeWidth</text:p>
      <text:p text:style-name="P4"><text:tab/>(-) int nodeHeight</text:p>
      <text:p text:style-name="P4"/>
      <text:p text:style-name="P4"><text:tab/>(+) RenderBST(final BinarySearchTree&lt;T&gt; bst)</text:p>
      <text:p text:style-name="P4"><text:tab/>(+) void open()</text:p>
      <text:p text:style-name="P4"/>
      <text:p text:style-name="P4"><text:tab/>(-) void centerShell()</text:p>
      <text:p text:style-name="P4"><text:tab/>(-) void drawNodes(PaintEvent e)</text:p>
      <text:p text:style-name="P4"><text:tab/>(-) int drawNode(PaintEvent e, Node&lt;T&gt; current, int depth, int index, int drawIndex);</text:p>
      <text:p text:style-name="P4"/>
      <text:p text:style-name="P4">RenderBST --- 1:1 (Includes) --- BinarySearchTree&lt;T&gt;</text:p>
      <text:p text:style-name="P4">RenderBST --- 1:1 (Uses) --- Node&lt;T&gt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Source Code</text:p>
      <text:p text:style-name="P2"/>
      <text:p text:style-name="P6">BinarySearchTree.java</text:p>
      <text:p text:style-name="P4">import java.util.LinkedList;</text:p>
      <text:p text:style-name="P4"/>
      <text:p text:style-name="P4">public class BinarySearchTree&lt;T extends Comparable&lt;T&gt;&gt; {</text:p>
      <text:p text:style-name="P4"><text:tab/></text:p>
      <text:p text:style-name="P4"><text:tab/>private Node&lt;T&gt; root;</text:p>
      <text:p text:style-name="P4"><text:tab/>private int size;</text:p>
      <text:p text:style-name="P4"><text:tab/>private int depth;</text:p>
      <text:p text:style-name="P4"><text:tab/></text:p>
      <text:p text:style-name="P4"><text:tab/>public BinarySearchTree() {</text:p>
      <text:p text:style-name="P4"><text:tab/><text:tab/>root = null;</text:p>
      <text:p text:style-name="P4"><text:tab/><text:tab/>size = 0;</text:p>
      <text:p text:style-name="P4"><text:tab/><text:tab/>depth = 0;</text:p>
      <text:p text:style-name="P4"><text:tab/>}</text:p>
      <text:p text:style-name="P4"><text:tab/></text:p>
      <text:p text:style-name="P4"><text:tab/>public BinarySearchTree(T t) {</text:p>
      <text:p text:style-name="P4"><text:tab/><text:tab/>this(new Node&lt;T&gt;(t));</text:p>
      <text:p text:style-name="P4"><text:tab/>}</text:p>
      <text:p text:style-name="P4"><text:tab/></text:p>
      <text:p text:style-name="P4"><text:tab/>public BinarySearchTree(Node&lt;T&gt; node) {</text:p>
      <text:p text:style-name="P4"><text:tab/><text:tab/>root = node;</text:p>
      <text:p text:style-name="P4"><text:tab/><text:tab/>size = 1;</text:p>
      <text:p text:style-name="P4"><text:tab/><text:tab/>depth = 1;</text:p>
      <text:p text:style-name="P4"><text:tab/>}</text:p>
      <text:p text:style-name="P4"><text:tab/></text:p>
      <text:p text:style-name="P4"><text:tab/>public BinarySearchTree(BinarySearchTree&lt;T&gt; bst) {</text:p>
      <text:p text:style-name="P4"><text:tab/><text:tab/>this();</text:p>
      <text:p text:style-name="P4"><text:tab/><text:tab/>Iterator&lt;T&gt; it = bst.iterator();</text:p>
      <text:p text:style-name="P4"><text:tab/><text:tab/>while (it.hasNext())</text:p>
      <text:p text:style-name="P4"><text:tab/><text:tab/><text:tab/>add(it.next());</text:p>
      <text:p text:style-name="P4"><text:tab/>}</text:p>
      <text:p text:style-name="P4"><text:tab/></text:p>
      <text:p text:style-name="P4"><text:tab/>public Node&lt;T&gt; getRoot() {</text:p>
      <text:p text:style-name="P4"><text:tab/><text:tab/>return root;</text:p>
      <text:p text:style-name="P4"><text:tab/>}</text:p>
      <text:p text:style-name="P4"><text:tab/></text:p>
      <text:p text:style-name="P4"><text:tab/>public int size() {</text:p>
      <text:p text:style-name="P4"><text:tab/><text:tab/>return size;</text:p>
      <text:p text:style-name="P4"><text:tab/>}</text:p>
      <text:p text:style-name="P4"><text:tab/></text:p>
      <text:p text:style-name="P4"><text:tab/>public int depth() {</text:p>
      <text:p text:style-name="P4"><text:tab/><text:tab/>return depth;</text:p>
      <text:p text:style-name="P4"><text:tab/>}</text:p>
      <text:p text:style-name="P4"><text:tab/></text:p>
      <text:p text:style-name="P4"><text:tab/>public void add(T t) {</text:p>
      <text:p text:style-name="P4"><text:tab/><text:tab/>add(new Node&lt;T&gt;(t));</text:p>
      <text:p text:style-name="P4"><text:tab/>}</text:p>
      <text:p text:style-name="P4"><text:tab/></text:p>
      <text:p text:style-name="P4"><text:tab/>public void add(Node&lt;T&gt; node) {</text:p>
      <text:p text:style-name="P4"><text:tab/><text:tab/>int depth;</text:p>
      <text:p text:style-name="P4"><text:tab/><text:tab/></text:p>
      <text:p text:style-name="P4"><text:tab/><text:tab/>if (root == null) {</text:p>
      <text:p text:style-name="P4"><text:tab/><text:tab/><text:tab/>root = node;</text:p>
      <text:p text:style-name="P4"><text:tab/><text:tab/><text:tab/>depth = 1;</text:p>
      <text:p text:style-name="P4"><text:tab/><text:tab/>} else {</text:p>
      <text:p text:style-name="P4"><text:tab/><text:tab/><text:tab/>depth = add(root, node, 1);</text:p>
      <text:p text:style-name="P4"><text:tab/><text:tab/>}</text:p>
      <text:p text:style-name="P4"><text:tab/><text:tab/></text:p>
      <text:p text:style-name="P4"><text:tab/><text:tab/>if (depth &gt; this.depth)</text:p>
      <text:p text:style-name="P4"><text:tab/><text:tab/><text:tab/>this.depth = depth;</text:p>
      <text:p text:style-name="P4"><text:tab/><text:tab/></text:p>
      <text:p text:style-name="P4"><text:tab/><text:tab/>size++;</text:p>
      <text:p text:style-name="P4"><text:tab/>}</text:p>
      <text:p text:style-name="P4"><text:tab/></text:p>
      <text:p text:style-name="P4"><text:tab/>private int add(Node&lt;T&gt; current, Node&lt;T&gt; node, int depth) {</text:p>
      <text:p text:style-name="P4"><text:tab/><text:tab/>depth++;</text:p>
      <text:p text:style-name="P4"><text:tab/><text:tab/></text:p>
      <text:p text:style-name="P4"><text:tab/><text:tab/>if (node.getData().compareTo(current.getData()) &lt; 0) {</text:p>
      <text:p text:style-name="P4"><text:tab/><text:tab/><text:tab/>if (current.getLeft() == null) {</text:p>
      <text:p text:style-name="P4"><text:soft-page-break/><text:tab/><text:tab/><text:tab/><text:tab/>current.setLeft(node);</text:p>
      <text:p text:style-name="P4"><text:tab/><text:tab/><text:tab/><text:tab/>return depth;</text:p>
      <text:p text:style-name="P4"><text:tab/><text:tab/><text:tab/>} else {</text:p>
      <text:p text:style-name="P4"><text:tab/><text:tab/><text:tab/><text:tab/>return add(current.getLeft(), node, depth);</text:p>
      <text:p text:style-name="P4"><text:tab/><text:tab/><text:tab/>}</text:p>
      <text:p text:style-name="P4"><text:tab/><text:tab/>} else if (node.getData().compareTo(current.getData()) &gt; 0) {</text:p>
      <text:p text:style-name="P4"><text:tab/><text:tab/><text:tab/>if (current.getRight() == null) {</text:p>
      <text:p text:style-name="P4"><text:tab/><text:tab/><text:tab/><text:tab/>current.setRight(node);</text:p>
      <text:p text:style-name="P4"><text:tab/><text:tab/><text:tab/><text:tab/>return depth;</text:p>
      <text:p text:style-name="P4"><text:tab/><text:tab/><text:tab/>} else {</text:p>
      <text:p text:style-name="P4"><text:tab/><text:tab/><text:tab/><text:tab/>return add(current.getRight(), node, depth);</text:p>
      <text:p text:style-name="P4"><text:tab/><text:tab/><text:tab/>}</text:p>
      <text:p text:style-name="P4"><text:tab/><text:tab/>} </text:p>
      <text:p text:style-name="P4"><text:tab/><text:tab/></text:p>
      <text:p text:style-name="P4"><text:tab/><text:tab/>return depth;</text:p>
      <text:p text:style-name="P4"><text:tab/>}</text:p>
      <text:p text:style-name="P4"><text:tab/></text:p>
      <text:p text:style-name="P4"><text:tab/>public void remove(T t) {</text:p>
      <text:p text:style-name="P4"><text:tab/><text:tab/>remove(null, root, t);</text:p>
      <text:p text:style-name="P4"><text:tab/>}</text:p>
      <text:p text:style-name="P4"><text:tab/></text:p>
      <text:p text:style-name="P4"><text:tab/>private void remove(Node&lt;T&gt; parent, Node&lt;T&gt; current, T t) {</text:p>
      <text:p text:style-name="P4"><text:tab/><text:tab/>if (t.compareTo(current.getData()) &lt; 0) {</text:p>
      <text:p text:style-name="P4"><text:tab/><text:tab/><text:tab/>if (current.getLeft() != null)</text:p>
      <text:p text:style-name="P4"><text:tab/><text:tab/><text:tab/><text:tab/>remove(current, current.getLeft(), t);</text:p>
      <text:p text:style-name="P4"><text:tab/><text:tab/><text:tab/>else</text:p>
      <text:p text:style-name="P4"><text:tab/><text:tab/><text:tab/><text:tab/>return;</text:p>
      <text:p text:style-name="P4"><text:tab/><text:tab/>} else if (t.compareTo(current.getData()) &gt; 0) {</text:p>
      <text:p text:style-name="P4"><text:tab/><text:tab/><text:tab/>if (current.getRight() != null)</text:p>
      <text:p text:style-name="P4"><text:tab/><text:tab/><text:tab/><text:tab/>remove(current, current.getRight(), t);</text:p>
      <text:p text:style-name="P4"><text:tab/><text:tab/><text:tab/>else</text:p>
      <text:p text:style-name="P4"><text:tab/><text:tab/><text:tab/><text:tab/>return;</text:p>
      <text:p text:style-name="P4"><text:tab/><text:tab/>} else {</text:p>
      <text:p text:style-name="P4"><text:tab/><text:tab/><text:tab/>if (current.getLeft() == null &amp;&amp; current.getRight() == null) {</text:p>
      <text:p text:style-name="P4"><text:tab/><text:tab/><text:tab/><text:tab/>if (parent != null) {</text:p>
      <text:p text:style-name="P4"><text:tab/><text:tab/><text:tab/><text:tab/><text:tab/>if (parent.getLeft() == current)</text:p>
      <text:p text:style-name="P4"><text:tab/><text:tab/><text:tab/><text:tab/><text:tab/><text:tab/>parent.setLeft(null);</text:p>
      <text:p text:style-name="P4"><text:tab/><text:tab/><text:tab/><text:tab/><text:tab/>else</text:p>
      <text:p text:style-name="P4"><text:tab/><text:tab/><text:tab/><text:tab/><text:tab/><text:tab/>parent.setRight(null);</text:p>
      <text:p text:style-name="P4"><text:tab/><text:tab/><text:tab/><text:tab/>} else {</text:p>
      <text:p text:style-name="P4"><text:tab/><text:tab/><text:tab/><text:tab/><text:tab/>current = null;</text:p>
      <text:p text:style-name="P4"><text:tab/><text:tab/><text:tab/><text:tab/>}</text:p>
      <text:p text:style-name="P4"><text:tab/><text:tab/><text:tab/>} else if (current.getLeft() != null &amp;&amp; current.getRight() != null) {</text:p>
      <text:p text:style-name="P4"><text:tab/><text:tab/><text:tab/><text:tab/>current.setData(fetchPredecessor(current, current.getLeft()));</text:p>
      <text:p text:style-name="P4"><text:tab/><text:tab/><text:tab/>} else {</text:p>
      <text:p text:style-name="P4"><text:tab/><text:tab/><text:tab/><text:tab/>if (current.getLeft() != null)</text:p>
      <text:p text:style-name="P4"><text:tab/><text:tab/><text:tab/><text:tab/><text:tab/>current.setData(fetchPredecessor(current, current.getLeft()));</text:p>
      <text:p text:style-name="P4"><text:tab/><text:tab/><text:tab/><text:tab/>else </text:p>
      <text:p text:style-name="P4"><text:tab/><text:tab/><text:tab/><text:tab/><text:tab/>current.setData(fetchSuccessor(current, current.getRight()));</text:p>
      <text:p text:style-name="P4"><text:tab/><text:tab/><text:tab/>}</text:p>
      <text:p text:style-name="P4"><text:tab/><text:tab/>}</text:p>
      <text:p text:style-name="P4"><text:tab/>}</text:p>
      <text:p text:style-name="P4"><text:tab/></text:p>
      <text:p text:style-name="P4"><text:tab/>private T fetchPredecessor(Node&lt;T&gt; parent, Node&lt;T&gt; current) {</text:p>
      <text:p text:style-name="P4"><text:tab/><text:tab/>if (current.getRight() == null) {</text:p>
      <text:p text:style-name="P4"><text:tab/><text:tab/><text:tab/>if (parent.getRight() == current)</text:p>
      <text:p text:style-name="P4"><text:tab/><text:tab/><text:tab/><text:tab/>parent.setRight(current.getLeft());</text:p>
      <text:p text:style-name="P4"><text:tab/><text:tab/><text:tab/>else</text:p>
      <text:p text:style-name="P4"><text:tab/><text:tab/><text:tab/><text:tab/>parent.setLeft(current.getLeft());</text:p>
      <text:p text:style-name="P4"><text:tab/><text:tab/><text:tab/>return current.getData();</text:p>
      <text:p text:style-name="P4"><text:tab/><text:tab/>} else {</text:p>
      <text:p text:style-name="P4"><text:tab/><text:tab/><text:tab/>return fetchPredecessor(current, current.getRight());</text:p>
      <text:p text:style-name="P4"><text:tab/><text:tab/>}</text:p>
      <text:p text:style-name="P4"><text:tab/>}</text:p>
      <text:p text:style-name="P4"><text:tab/></text:p>
      <text:p text:style-name="P4"><text:tab/>private T fetchSuccessor(Node&lt;T&gt; parent, Node&lt;T&gt; current) {</text:p>
      <text:p text:style-name="P4"><text:tab/><text:tab/>if (current.getLeft() == null) {</text:p>
      <text:p text:style-name="P4"><text:tab/><text:tab/><text:tab/>if (parent.getLeft() == current)</text:p>
      <text:p text:style-name="P4"><text:tab/><text:tab/><text:tab/><text:tab/>parent.setLeft(current.getRight());</text:p>
      <text:p text:style-name="P4"><text:tab/><text:tab/><text:tab/>else</text:p>
      <text:p text:style-name="P4"><text:tab/><text:tab/><text:tab/><text:tab/>parent.setRight(current.getRight());</text:p>
      <text:p text:style-name="P4"><text:tab/><text:tab/><text:tab/>return current.getData();</text:p>
      <text:p text:style-name="P4"><text:soft-page-break/><text:tab/><text:tab/>} else {</text:p>
      <text:p text:style-name="P4"><text:tab/><text:tab/><text:tab/>return fetchSuccessor(current, current.getLeft());</text:p>
      <text:p text:style-name="P4"><text:tab/><text:tab/>}</text:p>
      <text:p text:style-name="P4"><text:tab/>}</text:p>
      <text:p text:style-name="P4"><text:tab/></text:p>
      <text:p text:style-name="P4"><text:tab/>public boolean contains(T t) {</text:p>
      <text:p text:style-name="P4"><text:tab/><text:tab/>return contains(root, t);</text:p>
      <text:p text:style-name="P4"><text:tab/>}</text:p>
      <text:p text:style-name="P4"><text:tab/></text:p>
      <text:p text:style-name="P4"><text:tab/>private boolean contains(Node&lt;T&gt; current, T t) {</text:p>
      <text:p text:style-name="P4"><text:tab/><text:tab/>if (current != null) {</text:p>
      <text:p text:style-name="P4"><text:tab/><text:tab/><text:tab/>if (t.compareTo(current.getData()) &lt; 0)</text:p>
      <text:p text:style-name="P4"><text:tab/><text:tab/><text:tab/><text:tab/>return contains(current.getLeft(), t);</text:p>
      <text:p text:style-name="P4"><text:tab/><text:tab/><text:tab/>else if (t.compareTo(current.getData()) &gt; 0)</text:p>
      <text:p text:style-name="P4"><text:tab/><text:tab/><text:tab/><text:tab/>return contains(current.getRight(), t);</text:p>
      <text:p text:style-name="P4"><text:tab/><text:tab/><text:tab/>else</text:p>
      <text:p text:style-name="P4"><text:tab/><text:tab/><text:tab/><text:tab/>return true;</text:p>
      <text:p text:style-name="P4"><text:tab/><text:tab/>} else {</text:p>
      <text:p text:style-name="P4"><text:tab/><text:tab/><text:tab/>return false;</text:p>
      <text:p text:style-name="P4"><text:tab/><text:tab/>}</text:p>
      <text:p text:style-name="P4"><text:tab/>}</text:p>
      <text:p text:style-name="P4"><text:tab/></text:p>
      <text:p text:style-name="P4"><text:tab/>public Iterator&lt;T&gt; iterator() {</text:p>
      <text:p text:style-name="P4"><text:tab/><text:tab/>LinkedList&lt;T&gt; list = new LinkedList&lt;T&gt;();</text:p>
      <text:p text:style-name="P4"><text:tab/><text:tab/>generateList(root, list);</text:p>
      <text:p text:style-name="P4"><text:tab/><text:tab/></text:p>
      <text:p text:style-name="P4"><text:tab/><text:tab/>return new BinarySearchTreeIterator&lt;T&gt;(this, list);</text:p>
      <text:p text:style-name="P4"><text:tab/>}</text:p>
      <text:p text:style-name="P4"><text:tab/></text:p>
      <text:p text:style-name="P4"><text:tab/>public BidirectionalIterator&lt;T&gt; bidirectionalIterator() {</text:p>
      <text:p text:style-name="P4"><text:tab/><text:tab/>return bidirectionalIterator(BidirectionalIterator.<text:span text:style-name="T1">START_AT_FRONT</text:span>);</text:p>
      <text:p text:style-name="P4"><text:tab/>}</text:p>
      <text:p text:style-name="P4"><text:tab/></text:p>
      <text:p text:style-name="P4"><text:tab/>public BidirectionalIterator&lt;T&gt; bidirectionalIterator(int start) {</text:p>
      <text:p text:style-name="P4"><text:tab/><text:tab/>LinkedList&lt;T&gt; list = new LinkedList&lt;T&gt;();</text:p>
      <text:p text:style-name="P4"><text:tab/><text:tab/>generateList(root, list);</text:p>
      <text:p text:style-name="P4"><text:tab/><text:tab/></text:p>
      <text:p text:style-name="P4"><text:tab/><text:tab/>return new BinarySearchTreeBidirectionalIterator&lt;T&gt;(this, list, start);</text:p>
      <text:p text:style-name="P4"><text:tab/>}</text:p>
      <text:p text:style-name="P4"><text:tab/></text:p>
      <text:p text:style-name="P4"><text:tab/>private void generateList(Node&lt;T&gt; current, LinkedList&lt;T&gt; list) {</text:p>
      <text:p text:style-name="P4"><text:tab/><text:tab/>if (current.getLeft() != null) </text:p>
      <text:p text:style-name="P4"><text:tab/><text:tab/><text:tab/>generateList(current.getLeft(), list);</text:p>
      <text:p text:style-name="P4"><text:tab/><text:tab/></text:p>
      <text:p text:style-name="P4"><text:tab/><text:tab/>list.add(current.getData());</text:p>
      <text:p text:style-name="P4"><text:tab/><text:tab/></text:p>
      <text:p text:style-name="P4"><text:tab/><text:tab/>if (current.getRight() != null)</text:p>
      <text:p text:style-name="P4"><text:tab/><text:tab/><text:tab/>generateList(current.getRight(), list);</text:p>
      <text:p text:style-name="P4"><text:tab/>}</text:p>
      <text:p text:style-name="P4">}</text:p>
      <text:p text:style-name="P4"/>
      <text:p text:style-name="P6">Node.java</text:p>
      <text:p text:style-name="P4">public class Node&lt;T&gt; {</text:p>
      <text:p text:style-name="P4"><text:tab/></text:p>
      <text:p text:style-name="P4"><text:tab/>private T t;</text:p>
      <text:p text:style-name="P4"><text:tab/>private Node&lt;T&gt; left;</text:p>
      <text:p text:style-name="P4"><text:tab/>private Node&lt;T&gt; right;</text:p>
      <text:p text:style-name="P4"><text:tab/></text:p>
      <text:p text:style-name="P4"><text:tab/>public Node() {</text:p>
      <text:p text:style-name="P4"><text:tab/><text:tab/>t = null;</text:p>
      <text:p text:style-name="P4"><text:tab/><text:tab/>left = null;</text:p>
      <text:p text:style-name="P4"><text:tab/><text:tab/>right = null;</text:p>
      <text:p text:style-name="P4"><text:tab/>}</text:p>
      <text:p text:style-name="P4"><text:tab/></text:p>
      <text:p text:style-name="P4"><text:tab/>public Node(T t) {</text:p>
      <text:p text:style-name="P4"><text:tab/><text:tab/>this.t = t;</text:p>
      <text:p text:style-name="P4"><text:tab/><text:tab/>left = null;</text:p>
      <text:p text:style-name="P4"><text:tab/><text:tab/>right = null;</text:p>
      <text:p text:style-name="P4"><text:tab/>}</text:p>
      <text:p text:style-name="P4"><text:tab/></text:p>
      <text:p text:style-name="P4"><text:tab/>public Node(Node&lt;T&gt; node) {</text:p>
      <text:p text:style-name="P4"><text:tab/><text:tab/>t = node.getData();</text:p>
      <text:p text:style-name="P4"><text:soft-page-break/><text:tab/><text:tab/>left = node.getLeft();</text:p>
      <text:p text:style-name="P4"><text:tab/><text:tab/>right = node.getRight();</text:p>
      <text:p text:style-name="P4"><text:tab/>}</text:p>
      <text:p text:style-name="P4"><text:tab/></text:p>
      <text:p text:style-name="P4"><text:tab/>public T getData() {</text:p>
      <text:p text:style-name="P4"><text:tab/><text:tab/>return t;</text:p>
      <text:p text:style-name="P4"><text:tab/>}</text:p>
      <text:p text:style-name="P4"><text:tab/></text:p>
      <text:p text:style-name="P4"><text:tab/>public void setData(T t) {</text:p>
      <text:p text:style-name="P4"><text:tab/><text:tab/>this.t = t;</text:p>
      <text:p text:style-name="P4"><text:tab/>}</text:p>
      <text:p text:style-name="P4"><text:tab/></text:p>
      <text:p text:style-name="P4"><text:tab/>public Node&lt;T&gt; getLeft() {</text:p>
      <text:p text:style-name="P4"><text:tab/><text:tab/>return left;</text:p>
      <text:p text:style-name="P4"><text:tab/>}</text:p>
      <text:p text:style-name="P4"><text:tab/></text:p>
      <text:p text:style-name="P4"><text:tab/>public void setLeft(Node&lt;T&gt; left) {</text:p>
      <text:p text:style-name="P4"><text:tab/><text:tab/>this.left = left;</text:p>
      <text:p text:style-name="P4"><text:tab/>}</text:p>
      <text:p text:style-name="P4"><text:tab/></text:p>
      <text:p text:style-name="P4"><text:tab/>public Node&lt;T&gt; getRight() {</text:p>
      <text:p text:style-name="P4"><text:tab/><text:tab/>return right;</text:p>
      <text:p text:style-name="P4"><text:tab/>}</text:p>
      <text:p text:style-name="P4"><text:tab/></text:p>
      <text:p text:style-name="P4"><text:tab/>public void setRight(Node&lt;T&gt; right) {</text:p>
      <text:p text:style-name="P4"><text:tab/><text:tab/>this.right = right;</text:p>
      <text:p text:style-name="P4"><text:tab/>}</text:p>
      <text:p text:style-name="P4">}</text:p>
      <text:p text:style-name="P3"/>
      <text:p text:style-name="P6">Iterator.java</text:p>
      <text:p text:style-name="P4">import java.util.NoSuchElementException;</text:p>
      <text:p text:style-name="P4"/>
      <text:p text:style-name="P4">public interface Iterator&lt;T&gt; {</text:p>
      <text:p text:style-name="P4"><text:tab/>boolean hasNext();</text:p>
      <text:p text:style-name="P4"><text:tab/>T next() throws NoSuchElementException;</text:p>
      <text:p text:style-name="P4"><text:tab/>void nextIndex() throws IndexOutOfBoundsException;</text:p>
      <text:p text:style-name="P4"><text:tab/>void remove() throws IndexOutOfBoundsException;</text:p>
      <text:p text:style-name="P4">}</text:p>
      <text:p text:style-name="P3"/>
      <text:p text:style-name="P6">BidirectionalIterator.java</text:p>
      <text:p text:style-name="P4">import java.util.NoSuchElementException;</text:p>
      <text:p text:style-name="P4"/>
      <text:p text:style-name="P4">public interface BidirectionalIterator&lt;T&gt; extends Iterator&lt;T&gt; {</text:p>
      <text:p text:style-name="P4"><text:tab/>public static final int <text:span text:style-name="T1">START_AT_FRONT</text:span> = 0;</text:p>
      <text:p text:style-name="P4"><text:tab/>public static final int <text:span text:style-name="T1">START_AT_END</text:span> = 1; </text:p>
      <text:p text:style-name="P4"><text:tab/></text:p>
      <text:p text:style-name="P4"><text:tab/>boolean hasPrev();</text:p>
      <text:p text:style-name="P4"><text:tab/>T prev() throws NoSuchElementException;</text:p>
      <text:p text:style-name="P4"><text:tab/>void prevIndex() throws IndexOutOfBoundsException;</text:p>
      <text:p text:style-name="P4">}</text:p>
      <text:p text:style-name="P6">BinarySearchTreeIterator.java</text:p>
      <text:p text:style-name="P4">import java.util.LinkedList;</text:p>
      <text:p text:style-name="P4">import java.util.NoSuchElementException;</text:p>
      <text:p text:style-name="P4"/>
      <text:p text:style-name="P4">public class BinarySearchTreeIterator&lt;T extends Comparable&lt;T&gt;&gt; implements Iterator&lt;T&gt; {</text:p>
      <text:p text:style-name="P4"><text:tab/></text:p>
      <text:p text:style-name="P4"><text:tab/>private BinarySearchTree&lt;T&gt; bst;</text:p>
      <text:p text:style-name="P4"><text:tab/></text:p>
      <text:p text:style-name="P4"><text:tab/>protected LinkedList&lt;T&gt; list;</text:p>
      <text:p text:style-name="P4"><text:tab/>protected int index;</text:p>
      <text:p text:style-name="P4"><text:tab/></text:p>
      <text:p text:style-name="P4"><text:tab/>public BinarySearchTreeIterator(BinarySearchTree&lt;T&gt; bst, LinkedList&lt;T&gt; list) {</text:p>
      <text:p text:style-name="P4"><text:tab/><text:tab/>index = 0;</text:p>
      <text:p text:style-name="P4"><text:tab/><text:tab/>this.bst = bst;</text:p>
      <text:p text:style-name="P4"><text:tab/><text:tab/>this.list = list;</text:p>
      <text:p text:style-name="P4"><text:tab/>}</text:p>
      <text:p text:style-name="P4"><text:tab/></text:p>
      <text:p text:style-name="P4"><text:tab/>public boolean hasNext() {</text:p>
      <text:p text:style-name="P4"><text:tab/><text:tab/>return (index &lt; list.size());</text:p>
      <text:p text:style-name="P4"><text:tab/>}</text:p>
      <text:p text:style-name="P4"/>
      <text:p text:style-name="P4"><text:soft-page-break/><text:tab/>public T next() throws NoSuchElementException {</text:p>
      <text:p text:style-name="P4"><text:tab/><text:tab/>if (index &lt; list.size())</text:p>
      <text:p text:style-name="P4"><text:tab/><text:tab/><text:tab/>return list.get(index++);</text:p>
      <text:p text:style-name="P4"><text:tab/><text:tab/>else</text:p>
      <text:p text:style-name="P4"><text:tab/><text:tab/><text:tab/>throw new NoSuchElementException();</text:p>
      <text:p text:style-name="P4"><text:tab/>}</text:p>
      <text:p text:style-name="P4"/>
      <text:p text:style-name="P4"><text:tab/>public void nextIndex() throws IndexOutOfBoundsException {</text:p>
      <text:p text:style-name="P4"><text:tab/><text:tab/>if (index &lt; list.size())</text:p>
      <text:p text:style-name="P4"><text:tab/><text:tab/><text:tab/>index++;</text:p>
      <text:p text:style-name="P4"><text:tab/><text:tab/>else</text:p>
      <text:p text:style-name="P4"><text:tab/><text:tab/><text:tab/>throw new IndexOutOfBoundsException();</text:p>
      <text:p text:style-name="P4"><text:tab/>}</text:p>
      <text:p text:style-name="P4"/>
      <text:p text:style-name="P4"><text:tab/>public void remove() throws IndexOutOfBoundsException {</text:p>
      <text:p text:style-name="P4"><text:tab/><text:tab/>if (index &lt; list.size())</text:p>
      <text:p text:style-name="P4"><text:tab/><text:tab/><text:tab/>bst.remove(list.get(index));</text:p>
      <text:p text:style-name="P4"><text:tab/>}</text:p>
      <text:p text:style-name="P4"/>
      <text:p text:style-name="P4">}</text:p>
      <text:p text:style-name="P4"/>
      <text:p text:style-name="P6">BinarySearchTreeBidirectionalIterator.java</text:p>
      <text:p text:style-name="P4">import java.util.LinkedList;</text:p>
      <text:p text:style-name="P4">import java.util.NoSuchElementException;</text:p>
      <text:p text:style-name="P4"/>
      <text:p text:style-name="P4">public class BinarySearchTreeBidirectionalIterator&lt;T extends Comparable&lt;T&gt;&gt; extends BinarySearchTreeIterator&lt;T&gt; implements BidirectionalIterator&lt;T&gt; {</text:p>
      <text:p text:style-name="P4"/>
      <text:p text:style-name="P4"><text:tab/>public BinarySearchTreeBidirectionalIterator(BinarySearchTree&lt;T&gt; bst, LinkedList&lt;T&gt; list, int start) {</text:p>
      <text:p text:style-name="P4"><text:tab/><text:tab/>super(bst, list);</text:p>
      <text:p text:style-name="P4"><text:tab/><text:tab/>if (start == BidirectionalIterator.START_AT_END)</text:p>
      <text:p text:style-name="P4"><text:tab/><text:tab/><text:tab/>index = list.size();</text:p>
      <text:p text:style-name="P4"><text:tab/>}</text:p>
      <text:p text:style-name="P4"/>
      <text:p text:style-name="P4"><text:tab/>public boolean hasPrev() {</text:p>
      <text:p text:style-name="P4"><text:tab/><text:tab/>return (index &gt; 0);</text:p>
      <text:p text:style-name="P4"><text:tab/>}</text:p>
      <text:p text:style-name="P4"/>
      <text:p text:style-name="P4"><text:tab/>public T prev() throws NoSuchElementException {</text:p>
      <text:p text:style-name="P4"><text:tab/><text:tab/>if (index &gt; 0)</text:p>
      <text:p text:style-name="P4"><text:tab/><text:tab/><text:tab/>return list.get(--index);</text:p>
      <text:p text:style-name="P4"><text:tab/><text:tab/>else</text:p>
      <text:p text:style-name="P4"><text:tab/><text:tab/><text:tab/>throw new NoSuchElementException();</text:p>
      <text:p text:style-name="P4"><text:tab/>}</text:p>
      <text:p text:style-name="P4"/>
      <text:p text:style-name="P4"><text:tab/>public void prevIndex() throws IndexOutOfBoundsException {</text:p>
      <text:p text:style-name="P4"><text:tab/><text:tab/>if (index &gt; 0)</text:p>
      <text:p text:style-name="P4"><text:tab/><text:tab/><text:tab/>index--;</text:p>
      <text:p text:style-name="P4"><text:tab/><text:tab/>else</text:p>
      <text:p text:style-name="P4"><text:tab/><text:tab/><text:tab/>throw new IndexOutOfBoundsException();</text:p>
      <text:p text:style-name="P4"><text:tab/>}</text:p>
      <text:p text:style-name="P4">}</text:p>
      <text:p text:style-name="P4"/>
      <text:p text:style-name="P6">RenderBST.java</text:p>
      <text:p text:style-name="P4">import org.eclipse.swt.SWT;</text:p>
      <text:p text:style-name="P4">import org.eclipse.swt.events.PaintEvent;</text:p>
      <text:p text:style-name="P4">import org.eclipse.swt.events.PaintListener;</text:p>
      <text:p text:style-name="P4">import org.eclipse.swt.graphics.Color;</text:p>
      <text:p text:style-name="P4">import org.eclipse.swt.graphics.Point;</text:p>
      <text:p text:style-name="P4">import org.eclipse.swt.graphics.Rectangle;</text:p>
      <text:p text:style-name="P4">import org.eclipse.swt.widgets.Canvas;</text:p>
      <text:p text:style-name="P4">import org.eclipse.swt.widgets.Display;</text:p>
      <text:p text:style-name="P4">import org.eclipse.swt.widgets.Shell;</text:p>
      <text:p text:style-name="P4"/>
      <text:p text:style-name="P4">public class RenderBST&lt;T extends Comparable&lt;T&gt;&gt; {</text:p>
      <text:p text:style-name="P4"><text:tab/></text:p>
      <text:p text:style-name="P4"><text:tab/>public static final int CANVAS_HEIGHT = 1000;</text:p>
      <text:p text:style-name="P4"><text:tab/>public static final int CANVAS_WIDTH = 1800;</text:p>
      <text:p text:style-name="P4"><text:tab/>public static final double SPACE_RATIO = .80f;</text:p>
      <text:p text:style-name="P4"><text:tab/>public static final int TEXT_OFFSET_X = -15;</text:p>
      <text:p text:style-name="P4"><text:tab/>public static final int TEXT_OFFSET_Y = -15;</text:p>
      <text:p text:style-name="P4"><text:tab/></text:p>
      <text:p text:style-name="P4"><text:soft-page-break/><text:tab/>private Display display;</text:p>
      <text:p text:style-name="P4"><text:tab/>private Shell shell;</text:p>
      <text:p text:style-name="P4"><text:tab/>private Canvas canvas;</text:p>
      <text:p text:style-name="P4"><text:tab/></text:p>
      <text:p text:style-name="P4"><text:tab/>private BinarySearchTree&lt;T&gt; bst;</text:p>
      <text:p text:style-name="P4"><text:tab/></text:p>
      <text:p text:style-name="P4"><text:tab/>private int nodeWidth;</text:p>
      <text:p text:style-name="P4"><text:tab/>private int nodeHeight;</text:p>
      <text:p text:style-name="P4"><text:tab/></text:p>
      <text:p text:style-name="P4"><text:tab/>public RenderBST(final BinarySearchTree&lt;T&gt; bst) {</text:p>
      <text:p text:style-name="P4"><text:tab/><text:tab/>this.bst = bst;</text:p>
      <text:p text:style-name="P4"><text:tab/><text:tab/></text:p>
      <text:p text:style-name="P4"><text:s text:c="8"/>display = new Display();</text:p>
      <text:p text:style-name="P4"><text:tab/><text:tab/></text:p>
      <text:p text:style-name="P4"><text:tab/><text:tab/>shell = new Shell();</text:p>
      <text:p text:style-name="P4"><text:tab/><text:tab/>shell.setText("Assignment 4: Binary Search Tree");</text:p>
      <text:p text:style-name="P4"><text:tab/><text:tab/>shell.setSize(CANVAS_WIDTH, CANVAS_HEIGHT);</text:p>
      <text:p text:style-name="P4"><text:tab/><text:tab/></text:p>
      <text:p text:style-name="P4"><text:tab/><text:tab/>int totalNodeWidth = (int) Math.round(SPACE_RATIO * (double) CANVAS_WIDTH);</text:p>
      <text:p text:style-name="P4"><text:tab/><text:tab/>nodeWidth = (int) Math.round(totalNodeWidth / (double) Math.pow(2, bst.depth() - 1));</text:p>
      <text:p text:style-name="P4"><text:tab/><text:tab/>nodeHeight = nodeWidth;</text:p>
      <text:p text:style-name="P4"><text:tab/><text:tab/></text:p>
      <text:p text:style-name="P4"><text:tab/><text:tab/>canvas = new Canvas(shell, SWT.NONE);</text:p>
      <text:p text:style-name="P4"><text:tab/><text:tab/>canvas.setSize(CANVAS_WIDTH, CANVAS_HEIGHT);</text:p>
      <text:p text:style-name="P4"><text:tab/><text:tab/>canvas.addPaintListener(new PaintListener() {</text:p>
      <text:p text:style-name="P4"><text:tab/><text:tab/><text:tab/>public void paintControl(PaintEvent e) {</text:p>
      <text:p text:style-name="P4"><text:tab/><text:tab/><text:tab/><text:tab/>drawNodes(e);</text:p>
      <text:p text:style-name="P4"><text:tab/><text:tab/><text:tab/>}</text:p>
      <text:p text:style-name="P4"><text:tab/><text:tab/>});</text:p>
      <text:p text:style-name="P4"><text:tab/><text:tab/></text:p>
      <text:p text:style-name="P4"><text:tab/> <text:s text:c="3"/>centerShell();</text:p>
      <text:p text:style-name="P4"><text:tab/>}</text:p>
      <text:p text:style-name="P4"><text:tab/></text:p>
      <text:p text:style-name="P4"><text:tab/>public void open() {</text:p>
      <text:p text:style-name="P4"><text:tab/><text:tab/>shell.open();</text:p>
      <text:p text:style-name="P4"><text:tab/><text:tab/></text:p>
      <text:p text:style-name="P4"><text:tab/><text:tab/>while (!shell.isDisposed()) {</text:p>
      <text:p text:style-name="P4"><text:tab/><text:tab/><text:tab/>if (!display.readAndDispatch()) {</text:p>
      <text:p text:style-name="P4"><text:tab/><text:tab/><text:tab/><text:tab/>display.sleep();</text:p>
      <text:p text:style-name="P4"><text:tab/><text:tab/><text:tab/>}</text:p>
      <text:p text:style-name="P4"><text:tab/><text:tab/>}</text:p>
      <text:p text:style-name="P4"><text:tab/><text:tab/></text:p>
      <text:p text:style-name="P4"><text:tab/><text:tab/>display.dispose();</text:p>
      <text:p text:style-name="P4"><text:tab/>}</text:p>
      <text:p text:style-name="P4"><text:tab/></text:p>
      <text:p text:style-name="P4"><text:tab/>/* Set the initial window size to SCREEN_RATIO percent of the total screen size and center it */</text:p>
      <text:p text:style-name="P4"><text:tab/>private void centerShell() {</text:p>
      <text:p text:style-name="P4"><text:tab/><text:tab/>Rectangle shellBounds = shell.getBounds();</text:p>
      <text:p text:style-name="P4"><text:tab/><text:tab/>Rectangle displayBounds = shell.getMonitor().getBounds();</text:p>
      <text:p text:style-name="P4"><text:tab/><text:tab/></text:p>
      <text:p text:style-name="P4"><text:tab/><text:tab/>shell.setBounds((displayBounds.width - shellBounds.width) / 2, (displayBounds.height - shellBounds.height) / 2, shellBounds.width, shellBounds.height);</text:p>
      <text:p text:style-name="P4"><text:tab/><text:tab/>shell.setMinimumSize(shellBounds.width, shellBounds.height);</text:p>
      <text:p text:style-name="P4"><text:tab/>}</text:p>
      <text:p text:style-name="P4"><text:tab/></text:p>
      <text:p text:style-name="P4"><text:tab/>private void drawNodes(PaintEvent e) {</text:p>
      <text:p text:style-name="P4"><text:tab/><text:tab/>e.gc.setAntialias(SWT.ON);</text:p>
      <text:p text:style-name="P4"><text:tab/><text:tab/></text:p>
      <text:p text:style-name="P4"><text:tab/><text:tab/>e.gc.setForeground(new Color(display, 255, 255, 255));</text:p>
      <text:p text:style-name="P4"><text:tab/><text:tab/>e.gc.setBackground(new Color(display, 150, 150, 150));</text:p>
      <text:p text:style-name="P4"><text:tab/><text:tab/>e.gc.fillGradientRectangle(0, 0, CANVAS_WIDTH, CANVAS_HEIGHT, true);</text:p>
      <text:p text:style-name="P4"><text:tab/><text:tab/></text:p>
      <text:p text:style-name="P4"><text:tab/><text:tab/>e.gc.setBackground(new Color(display, 0, 0, 255));</text:p>
      <text:p text:style-name="P4"><text:tab/><text:tab/>e.gc.setForeground(new Color(display, 255, 0, 0));</text:p>
      <text:p text:style-name="P4"><text:tab/><text:tab/>e.gc.setLineWidth(2);</text:p>
      <text:p text:style-name="P4"><text:tab/><text:tab/></text:p>
      <text:p text:style-name="P4"><text:tab/><text:tab/>drawNode(e, bst.getRoot(), 0, 1, 1);</text:p>
      <text:p text:style-name="P4"><text:tab/>}</text:p>
      <text:p text:style-name="P4"><text:tab/></text:p>
      <text:p text:style-name="P4"><text:tab/>private int drawNode(PaintEvent e, Node&lt;T&gt; current, int depth, int index, int drawIndex) {</text:p>
      <text:p text:style-name="P4"><text:tab/><text:tab/>depth++;</text:p>
      <text:p text:style-name="P4"><text:tab/><text:tab/></text:p>
      <text:p text:style-name="P4"><text:soft-page-break/><text:tab/><text:tab/>if (current.getLeft() != null)</text:p>
      <text:p text:style-name="P4"><text:tab/><text:tab/><text:tab/>index = drawNode(e, current.getLeft(), depth, index, (drawIndex * 2) - 1);</text:p>
      <text:p text:style-name="P4"><text:tab/><text:tab/></text:p>
      <text:p text:style-name="P4"><text:tab/><text:tab/>int numNodes = (int) Math.pow(2, depth - 1);</text:p>
      <text:p text:style-name="P4"><text:tab/><text:tab/>int printWidth = (int) Math.round((double) CANVAS_WIDTH / (double) numNodes);</text:p>
      <text:p text:style-name="P4"><text:tab/><text:tab/>int printHeight = (int) Math.round((double) CANVAS_HEIGHT / (double) bst.depth());</text:p>
      <text:p text:style-name="P4"><text:tab/><text:tab/></text:p>
      <text:p text:style-name="P4"><text:tab/><text:tab/>if (depth &gt; 1) {</text:p>
      <text:p text:style-name="P4"><text:tab/><text:tab/><text:tab/>int parentNumNodes = (int) Math.pow(2, depth - 2);</text:p>
      <text:p text:style-name="P4"><text:tab/><text:tab/><text:tab/>int parentPrintWidth = (int) Math.round((double) CANVAS_WIDTH / (double) parentNumNodes);</text:p>
      <text:p text:style-name="P4"><text:tab/><text:tab/><text:tab/></text:p>
      <text:p text:style-name="P4"><text:tab/><text:tab/><text:tab/>Point pNode = new Point(0, 0);</text:p>
      <text:p text:style-name="P4"><text:tab/><text:tab/><text:tab/>pNode.x = (printWidth / 2) + (printWidth * (drawIndex - 1));</text:p>
      <text:p text:style-name="P4"><text:tab/><text:tab/><text:tab/>pNode.y = (printHeight / 2) + (printHeight * (depth - 1));</text:p>
      <text:p text:style-name="P4"><text:tab/><text:tab/><text:tab/></text:p>
      <text:p text:style-name="P4"><text:tab/><text:tab/><text:tab/>int parentIndex = (int) Math.ceil((double) drawIndex / 2.0);</text:p>
      <text:p text:style-name="P4"><text:tab/><text:tab/><text:tab/>Point pParent = new Point(0, 0);</text:p>
      <text:p text:style-name="P4"><text:tab/><text:tab/><text:tab/>pParent.x = (parentPrintWidth / 2) + (parentPrintWidth * (parentIndex - 1));</text:p>
      <text:p text:style-name="P4"><text:tab/><text:tab/><text:tab/>pParent.y = (printHeight / 2) + (printHeight * (depth - 2));</text:p>
      <text:p text:style-name="P4"><text:tab/><text:tab/><text:tab/></text:p>
      <text:p text:style-name="P4"><text:tab/><text:tab/><text:tab/>e.gc.drawLine(pNode.x, pNode.y, pParent.x, pParent.y);</text:p>
      <text:p text:style-name="P4"><text:tab/><text:tab/>}</text:p>
      <text:p text:style-name="P4"><text:tab/><text:tab/></text:p>
      <text:p text:style-name="P4"><text:tab/><text:tab/>Rectangle rNode = new Rectangle(0, 0, 0, 0);</text:p>
      <text:p text:style-name="P4"><text:tab/><text:tab/>rNode.x = ((printWidth - nodeWidth) / 2) + (printWidth * (drawIndex - 1));</text:p>
      <text:p text:style-name="P4"><text:tab/><text:tab/>rNode.y = ((printHeight - nodeHeight) / 2) + (printHeight * (depth - 1));</text:p>
      <text:p text:style-name="P4"><text:tab/><text:tab/>rNode.width = nodeWidth;</text:p>
      <text:p text:style-name="P4"><text:tab/><text:tab/>rNode.height = nodeHeight;</text:p>
      <text:p text:style-name="P4"><text:tab/><text:tab/></text:p>
      <text:p text:style-name="P4"><text:tab/><text:tab/>e.gc.setForeground(new Color(display, 0, 0, 0));</text:p>
      <text:p text:style-name="P4"><text:tab/><text:tab/>e.gc.drawString(Integer.toString(index), rNode.x + TEXT_OFFSET_X, rNode.y + TEXT_OFFSET_Y, true);</text:p>
      <text:p text:style-name="P4"><text:tab/><text:tab/>e.gc.setForeground(new Color(display, 255, 0, 0));</text:p>
      <text:p text:style-name="P4"><text:tab/><text:tab/></text:p>
      <text:p text:style-name="P4"><text:tab/><text:tab/>index++;</text:p>
      <text:p text:style-name="P4"><text:tab/><text:tab/></text:p>
      <text:p text:style-name="P4"><text:tab/><text:tab/>if (current.getRight() != null)</text:p>
      <text:p text:style-name="P4"><text:tab/><text:tab/><text:tab/>index = drawNode(e, current.getRight(), depth, index, drawIndex * 2);</text:p>
      <text:p text:style-name="P4"><text:tab/><text:tab/></text:p>
      <text:p text:style-name="P4"><text:tab/><text:tab/>e.gc.fillRectangle(rNode);</text:p>
      <text:p text:style-name="P4"><text:tab/><text:tab/></text:p>
      <text:p text:style-name="P4"><text:tab/><text:tab/>return index;</text:p>
      <text:p text:style-name="P4"><text:tab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siness Division</meta:initial-creator>
    <meta:creation-date>2012-04-10T11:39:23.90</meta:creation-date>
    <dc:date>2013-05-20T20:31:51.71</dc:date>
    <meta:editing-duration>PT9H17M41S</meta:editing-duration>
    <meta:editing-cycles>87</meta:editing-cycles>
    <meta:generator>LibreOffice/3.4$Win32 LibreOffice_project/340m1$Build-302</meta:generator>
    <meta:printed-by>Business Division</meta:printed-by>
    <meta:print-date>2012-04-10T12:17:34.34</meta:print-date>
    <meta:document-statistic meta:table-count="0" meta:image-count="0" meta:object-count="0" meta:page-count="9" meta:paragraph-count="551" meta:word-count="1635" meta:character-count="14158" meta:non-whitespace-character-count="12089"/>
  </office:meta>
</office:document-meta>
</file>